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65A0DCCBB00CBBC5CA.png" manifest:media-type="image/png"/>
  <manifest:file-entry manifest:full-path="Pictures/10000201000001A5000001BE779176043E6E7A68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725cm"/>
      <style:paragraph-properties style:writing-mode="lr-tb"/>
    </style:style>
    <style:style style:name="pr2" style:family="presentation" style:parent-style-name="Default-title">
      <style:graphic-properties fo:min-height="1.575cm"/>
      <style:paragraph-properties style:writing-mode="lr-tb"/>
    </style:style>
    <style:style style:name="pr3" style:family="presentation" style:parent-style-name="Default-title">
      <style:graphic-properties fo:min-height="1.893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center" style:writing-mode="lr-tb"/>
      <style:text-properties fo:font-size="55pt" style:font-size-asian="55pt" style:font-size-complex="55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5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55pt" style:font-size-asian="55pt" style:font-size-complex="55pt"/>
    </style:style>
    <style:style style:name="T2" style:family="text">
      <style:text-properties fo:color="#999999" loext:opacity="100%" fo:font-size="33pt" style:font-size-asian="33pt" style:font-size-complex="33pt"/>
    </style:style>
    <style:style style:name="T3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1.201cm" svg:height="4.725cm" svg:x="13.139cm" svg:y="5.513cm" presentation:class="title" presentation:user-transformed="true">
          <draw:text-box>
            <text:p text:style-name="P1"><text:span text:style-name="T1">Apache</text:span><text:span text:style-name="T1"><text:line-break/></text:span><text:span text:style-name="T1">Ozone</text:span></text:p>
          </draw:text-box>
        </draw:frame>
        <draw:frame presentation:style-name="pr2" draw:text-style-name="P4" draw:layer="layout" svg:width="28cm" svg:height="1.575cm" svg:x="0cm" svg:y="1.969cm" presentation:class="title" presentation:user-transformed="true">
          <draw:text-box>
            <text:p text:style-name="P3"><text:span text:style-name="T2">https://</text:span><text:span text:style-name="T2">ozone.apache.or</text:span><text:span text:style-name="T2">g</text:span></text:p>
          </draw:text-box>
        </draw:frame>
        <draw:frame presentation:style-name="pr3" draw:text-style-name="P5" draw:layer="layout" svg:width="10.77cm" svg:height="1.893cm" svg:x="10.77cm" svg:y="13.192cm" presentation:class="title" presentation:user-transformed="true">
          <draw:text-box>
            <text:p text:style-name="P1"><text:span text:style-name="T3">Hadoop FS</text:span></text:p>
          </draw:text-box>
        </draw:frame>
        <draw:frame presentation:style-name="pr3" draw:text-style-name="P5" draw:layer="layout" svg:width="3.016cm" svg:height="1.893cm" svg:x="2.584cm" svg:y="13.192cm" presentation:class="title" presentation:user-transformed="true">
          <draw:text-box>
            <text:p text:style-name="P1"><text:span text:style-name="T3">CSI</text:span></text:p>
          </draw:text-box>
        </draw:frame>
        <draw:frame draw:style-name="gr1" draw:text-style-name="P6" draw:layer="layout" svg:width="4.523cm" svg:height="2.375cm" svg:x="21.755cm" svg:y="13.389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3" draw:text-style-name="P5" draw:layer="layout" svg:width="10.77cm" svg:height="1.893cm" svg:x="25.632cm" svg:y="13.389cm" presentation:class="title" presentation:user-transformed="true">
          <draw:text-box>
            <text:p text:style-name="P1"><text:span text:style-name="T3">S3 </text:span></text:p>
          </draw:text-box>
        </draw:frame>
        <draw:frame draw:style-name="gr1" draw:text-style-name="P6" draw:layer="layout" svg:width="2.909cm" svg:height="2.182cm" svg:x="7.754cm" svg:y="13.192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6" draw:layer="layout" svg:width="2.064cm" svg:height="2.064cm" svg:x="0.43cm" svg:y="13.097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6" draw:layer="layout" svg:width="4.46cm" svg:height="1.801cm" svg:x="23.54cm" svg:y="0cm">
          <draw:image xlink:href="Pictures/10000201000000FA00000065A0DCCBB00CBBC5CA.png" xlink:type="simple" xlink:show="embed" xlink:actuate="onLoad" draw:mime-type="image/png">
            <text:p/>
          </draw:image>
        </draw:frame>
        <draw:frame draw:style-name="gr1" draw:text-style-name="P6" draw:layer="layout" svg:width="4.678cm" svg:height="4.922cm" svg:x="7.108cm" svg:y="5.71cm">
          <draw:image xlink:href="Pictures/10000201000001A5000001BE779176043E6E7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2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cm" draw:marker-start-width="0.35cm" draw:marker-end-width="0.35cm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1-04-27T20:30:28.202859488</dc:date>
    <meta:editing-duration>P3DT20H53M31S</meta:editing-duration>
    <meta:editing-cycles>41</meta:editing-cycles>
    <meta:generator>LibreOffice/7.1.1.2$Linux_X86_64 LibreOffice_project/10$Build-2</meta:generator>
    <meta:document-statistic meta:object-count="33"/>
  </office:meta>
</office:document-meta>
</file>